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Arrowheads_20_1" draw:marker-start-width="0.2cm" draw:marker-end="Arrowheads_20_1" draw:marker-end-width="0.2cm" draw:textarea-horizontal-align="center" draw:textarea-vertical-align="middle" fo:padding-top="0.175cm" fo:padding-bottom="0.175cm" fo:padding-left="0.3cm" fo:padding-right="0.3cm" draw:shadow="hidden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stroke="none" svg:stroke-color="#000000" draw:marker-start="Arrowheads_20_1" draw:marker-end="Arrowheads_20_1" draw:fill="none" draw:fill-color="#ffffff" fo:min-height="0.4cm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svg:stroke-color="#000000" draw:marker-start="" draw:marker-end="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family="Consolas" style:font-family-generic="modern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000080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8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4.686cm" svg:y="-4.673cm" draw:escape-direction="up"/>
          <draw:glue-point draw:id="5" svg:x="4.192cm" svg:y="-4.7cm"/>
          <draw:glue-point draw:id="6" svg:x="3.699cm" svg:y="-4.673cm"/>
          <draw:glue-point draw:id="7" svg:x="3.205cm" svg:y="-4.673cm"/>
          <draw:glue-point draw:id="8" svg:x="2.713cm" svg:y="-4.7cm"/>
          <draw:glue-point draw:id="9" svg:x="2.219cm" svg:y="-4.673cm"/>
          <draw:glue-point draw:id="10" svg:x="2.809cm" svg:y="-5cm"/>
          <draw:glue-point draw:id="11" svg:x="1.232cm" svg:y="-4.623cm"/>
          <draw:glue-point draw:id="12" svg:x="1.726cm" svg:y="-4.64cm" draw:escape-direction="up"/>
          <draw:glue-point draw:id="13" svg:x="1.232cm" svg:y="-4.7cm"/>
          <draw:glue-point draw:id="14" svg:x="0.74cm" svg:y="-4.64cm"/>
          <draw:glue-point draw:id="15" svg:x="0.246cm" svg:y="-4.62cm"/>
          <draw:glue-point draw:id="16" svg:x="-0.243cm" svg:y="-4.64cm"/>
          <draw:glue-point draw:id="17" svg:x="-0.737cm" svg:y="-4.66cm"/>
          <draw:glue-point draw:id="18" svg:x="-1.23cm" svg:y="-4.7cm"/>
          <draw:glue-point draw:id="19" svg:x="-1.724cm" svg:y="-4.68cm"/>
          <draw:glue-point draw:id="20" svg:x="-2.217cm" svg:y="-4.62cm"/>
          <draw:glue-point draw:id="21" svg:x="-2.71cm" svg:y="-4.68cm"/>
          <draw:glue-point draw:id="22" svg:x="-3.203cm" svg:y="-4.6cm"/>
          <draw:glue-point draw:id="23" svg:x="-3.697cm" svg:y="-4.66cm"/>
          <draw:glue-point draw:id="24" svg:x="-4.19cm" svg:y="-4.72cm"/>
          <draw:glue-point draw:id="25" svg:x="-4.683cm" svg:y="-4.66cm" draw:escape-direction="down"/>
          <draw:glue-point draw:id="26" svg:x="-4.683cm" svg:y="4.723cm"/>
          <draw:glue-point draw:id="27" svg:x="-4.19cm" svg:y="4.703cm"/>
          <draw:glue-point draw:id="28" svg:x="-3.697cm" svg:y="4.703cm"/>
          <draw:glue-point draw:id="29" svg:x="-3.203cm" svg:y="4.703cm"/>
          <draw:glue-point draw:id="30" svg:x="-2.71cm" svg:y="4.703cm"/>
          <draw:glue-point draw:id="31" svg:x="-2.217cm" svg:y="4.663cm"/>
          <draw:glue-point draw:id="32" svg:x="-1.724cm" svg:y="4.703cm"/>
          <draw:glue-point draw:id="33" svg:x="-1.23cm" svg:y="4.743cm"/>
          <draw:glue-point draw:id="34" svg:x="-0.737cm" svg:y="4.63cm"/>
          <draw:glue-point draw:id="35" svg:x="-0.243cm" svg:y="4.643cm"/>
          <draw:glue-point draw:id="36" svg:x="0.246cm" svg:y="4.63cm"/>
          <draw:glue-point draw:id="37" svg:x="0.74cm" svg:y="4.663cm"/>
          <draw:glue-point draw:id="38" svg:x="1.232cm" svg:y="4.683cm"/>
          <draw:glue-point draw:id="39" svg:x="1.726cm" svg:y="4.63cm"/>
          <draw:glue-point draw:id="40" svg:x="2.219cm" svg:y="4.683cm"/>
          <draw:glue-point draw:id="41" svg:x="2.713cm" svg:y="4.703cm"/>
          <draw:glue-point draw:id="42" svg:x="3.205cm" svg:y="4.663cm"/>
          <draw:glue-point draw:id="43" svg:x="3.699cm" svg:y="4.703cm"/>
          <draw:glue-point draw:id="44" svg:x="4.192cm" svg:y="4.663cm"/>
          <draw:glue-point draw:id="45" svg:x="4.686cm" svg:y="4.643cm"/>
          <draw:g>
            <draw:glue-point draw:id="4" svg:x="4.754cm" svg:y="-4.65cm" draw:escape-direction="up"/>
            <draw:glue-point draw:id="5" svg:x="4.253cm" svg:y="-4.7cm"/>
            <draw:glue-point draw:id="6" svg:x="3.252cm" svg:y="-4.673cm"/>
            <draw:glue-point draw:id="7" svg:x="4.279cm" svg:y="-5cm"/>
            <draw:line draw:style-name="gr1" draw:text-style-name="P1" draw:layer="LPC2106-H" svg:x1="18.74cm" svg:y1="6cm" svg:x2="18.74cm" svg:y2="9cm">
              <text:p/>
            </draw:line>
            <draw:line draw:style-name="gr1" draw:text-style-name="P1" draw:layer="LPC2106-H" svg:x1="18.329cm" svg:y1="6cm" svg:x2="18.329cm" svg:y2="9cm">
              <text:p/>
            </draw:line>
            <draw:line draw:style-name="gr1" draw:text-style-name="P1" draw:layer="LPC2106-H" svg:x1="17.919cm" svg:y1="6cm" svg:x2="17.919cm" svg:y2="9cm">
              <text:p/>
            </draw:line>
            <draw:line draw:style-name="gr1" draw:text-style-name="P1" draw:layer="LPC2106-H" svg:x1="17.508cm" svg:y1="6cm" svg:x2="17.508cm" svg:y2="9cm">
              <text:p/>
            </draw:line>
            <draw:line draw:style-name="gr1" draw:text-style-name="P1" draw:layer="LPC2106-H" svg:x1="17.098cm" svg:y1="6cm" svg:x2="17.098cm" svg:y2="9cm">
              <text:p/>
            </draw:line>
            <draw:line draw:style-name="gr1" draw:text-style-name="P1" draw:layer="LPC2106-H" svg:x1="16.687cm" svg:y1="6cm" svg:x2="16.687cm" svg:y2="9cm">
              <text:p/>
            </draw:line>
            <draw:line draw:style-name="gr1" draw:text-style-name="P1" draw:layer="LPC2106-H" svg:x1="16.277cm" svg:y1="6cm" svg:x2="16.277cm" svg:y2="9cm">
              <text:p/>
            </draw:line>
            <draw:line draw:style-name="gr1" draw:text-style-name="P1" draw:layer="LPC2106-H" svg:x1="15.866cm" svg:y1="6cm" svg:x2="15.866cm" svg:y2="9cm">
              <text:p/>
            </draw:line>
            <draw:line draw:style-name="gr1" draw:text-style-name="P1" draw:layer="LPC2106-H" svg:x1="15.456cm" svg:y1="6cm" svg:x2="15.456cm" svg:y2="9cm">
              <text:p/>
            </draw:line>
            <draw:line draw:style-name="gr1" draw:text-style-name="P1" draw:layer="LPC2106-H" svg:x1="15.045cm" svg:y1="6cm" svg:x2="15.045cm" svg:y2="9cm">
              <text:p/>
            </draw:line>
            <draw:line draw:style-name="gr1" draw:text-style-name="P1" draw:layer="LPC2106-H" svg:x1="14.635cm" svg:y1="6cm" svg:x2="14.635cm" svg:y2="9cm">
              <text:p/>
            </draw:line>
            <draw:line draw:style-name="gr1" draw:text-style-name="P1" draw:layer="LPC2106-H" svg:x1="14.224cm" svg:y1="6cm" svg:x2="14.224cm" svg:y2="9cm">
              <text:p/>
            </draw:line>
            <draw:line draw:style-name="gr1" draw:text-style-name="P1" draw:layer="LPC2106-H" svg:x1="13.814cm" svg:y1="6cm" svg:x2="13.814cm" svg:y2="9cm">
              <text:p/>
            </draw:line>
            <draw:line draw:style-name="gr1" draw:text-style-name="P1" draw:layer="LPC2106-H" svg:x1="13.403cm" svg:y1="6cm" svg:x2="13.403cm" svg:y2="9cm">
              <text:p/>
            </draw:line>
            <draw:line draw:style-name="gr1" draw:text-style-name="P1" draw:layer="LPC2106-H" svg:x1="12.993cm" svg:y1="6cm" svg:x2="12.993cm" svg:y2="9cm">
              <text:p/>
            </draw:line>
            <draw:line draw:style-name="gr1" draw:text-style-name="P1" draw:layer="LPC2106-H" svg:x1="12.582cm" svg:y1="6cm" svg:x2="12.582cm" svg:y2="9cm">
              <text:p/>
            </draw:line>
            <draw:line draw:style-name="gr1" draw:text-style-name="P1" draw:layer="LPC2106-H" svg:x1="12.172cm" svg:y1="6cm" svg:x2="12.172cm" svg:y2="9cm">
              <text:p/>
            </draw:line>
            <draw:line draw:style-name="gr1" draw:text-style-name="P1" draw:layer="LPC2106-H" svg:x1="11.761cm" svg:y1="6cm" svg:x2="11.761cm" svg:y2="9cm">
              <text:p/>
            </draw:line>
            <draw:line draw:style-name="gr1" draw:text-style-name="P1" draw:layer="LPC2106-H" svg:x1="11.351cm" svg:y1="6cm" svg:x2="11.351cm" svg:y2="9cm">
              <text:p/>
            </draw:line>
            <draw:line draw:style-name="gr1" draw:text-style-name="P1" draw:layer="LPC2106-H" svg:x1="10.94cm" svg:y1="6cm" svg:x2="10.94cm" svg:y2="9cm">
              <text:p/>
            </draw:line>
            <draw:rect draw:style-name="gr2" draw:text-style-name="P1" draw:layer="LPC2106-H" svg:width="2cm" svg:height="8.2cm" draw:transform="rotate (-1.57079632679579) translate (18.94cm 6.5cm)">
              <text:p/>
            </draw:rect>
          </draw:g>
          <draw:frame draw:style-name="gr3" draw:text-style-name="P2" draw:layer="LPC2106-H" svg:width="0.5cm" svg:height="0.512cm" draw:transform="rotate (-1.57079632679579) translate (19cm 6.6cm)">
            <draw:text-box>
              <text:p text:style-name="P2">#1</text:p>
            </draw:text-box>
          </draw:frame>
          <draw:frame draw:style-name="gr3" draw:text-style-name="P2" draw:layer="LPC2106-H" svg:width="0.5cm" svg:height="0.512cm" draw:transform="rotate (-1.57079632679579) translate (18.6cm 6.6cm)">
            <draw:text-box>
              <text:p text:style-name="P2">#2</text:p>
            </draw:text-box>
          </draw:frame>
          <draw:frame draw:style-name="gr3" draw:text-style-name="P2" draw:layer="LPC2106-H" svg:width="0.5cm" svg:height="0.512cm" draw:transform="rotate (-1.57079632679579) translate (18.17cm 6.6cm)">
            <draw:text-box>
              <text:p text:style-name="P2">#3</text:p>
            </draw:text-box>
          </draw:frame>
          <draw:frame draw:style-name="gr3" draw:text-style-name="P2" draw:layer="LPC2106-H" svg:width="0.5cm" svg:height="0.512cm" draw:transform="rotate (-1.57079632679579) translate (17.77cm 6.6cm)">
            <draw:text-box>
              <text:p text:style-name="P2">#4</text:p>
            </draw:text-box>
          </draw:frame>
          <draw:frame draw:style-name="gr3" draw:text-style-name="P2" draw:layer="LPC2106-H" svg:width="0.5cm" svg:height="0.512cm" draw:transform="rotate (-1.57079632679579) translate (17.34cm 6.6cm)">
            <draw:text-box>
              <text:p text:style-name="P2">#5</text:p>
            </draw:text-box>
          </draw:frame>
          <draw:frame draw:style-name="gr3" draw:text-style-name="P2" draw:layer="LPC2106-H" svg:width="0.5cm" svg:height="0.512cm" draw:transform="rotate (-1.57079632679579) translate (16.98cm 6.6cm)">
            <draw:text-box>
              <text:p text:style-name="P2">#6</text:p>
            </draw:text-box>
          </draw:frame>
          <draw:frame draw:style-name="gr3" draw:text-style-name="P2" draw:layer="LPC2106-H" svg:width="0.5cm" svg:height="0.512cm" draw:transform="rotate (-1.57079632679579) translate (16.58cm 6.6cm)">
            <draw:text-box>
              <text:p text:style-name="P2">#7</text:p>
            </draw:text-box>
          </draw:frame>
          <draw:frame draw:style-name="gr3" draw:text-style-name="P2" draw:layer="LPC2106-H" svg:width="0.5cm" svg:height="0.512cm" draw:transform="rotate (-1.57079632679579) translate (16.15cm 6.6cm)">
            <draw:text-box>
              <text:p text:style-name="P2">#8</text:p>
            </draw:text-box>
          </draw:frame>
          <draw:frame draw:style-name="gr3" draw:text-style-name="P2" draw:layer="LPC2106-H" svg:width="0.5cm" svg:height="0.512cm" draw:transform="rotate (-1.57079632679579) translate (15.75cm 6.6cm)">
            <draw:text-box>
              <text:p text:style-name="P2">#9</text:p>
            </draw:text-box>
          </draw:frame>
          <draw:frame draw:style-name="gr3" draw:text-style-name="P2" draw:layer="LPC2106-H" svg:width="0.9cm" svg:height="0.512cm" draw:transform="rotate (-1.57079632679579) translate (15.32cm 6.6cm)">
            <draw:text-box>
              <text:p text:style-name="P2">#10</text:p>
            </draw:text-box>
          </draw:frame>
          <draw:frame draw:style-name="gr3" draw:text-style-name="P2" draw:layer="LPC2106-H" svg:width="0.9cm" svg:height="0.512cm" draw:transform="rotate (-1.57079632679579) translate (14.9cm 6.6cm)">
            <draw:text-box>
              <text:p text:style-name="P2">#11</text:p>
            </draw:text-box>
          </draw:frame>
          <draw:frame draw:style-name="gr3" draw:text-style-name="P2" draw:layer="LPC2106-H" svg:width="0.9cm" svg:height="0.512cm" draw:transform="rotate (-1.57079632679579) translate (14.5cm 6.6cm)">
            <draw:text-box>
              <text:p text:style-name="P2">#12</text:p>
            </draw:text-box>
          </draw:frame>
          <draw:frame draw:style-name="gr3" draw:text-style-name="P2" draw:layer="LPC2106-H" svg:width="0.9cm" svg:height="0.512cm" draw:transform="rotate (-1.57079632679579) translate (14.07cm 6.6cm)">
            <draw:text-box>
              <text:p text:style-name="P2">#13</text:p>
            </draw:text-box>
          </draw:frame>
          <draw:frame draw:style-name="gr3" draw:text-style-name="P2" draw:layer="LPC2106-H" svg:width="0.9cm" svg:height="0.512cm" draw:transform="rotate (-1.57079632679579) translate (13.67cm 6.6cm)">
            <draw:text-box>
              <text:p text:style-name="P2">#14</text:p>
            </draw:text-box>
          </draw:frame>
          <draw:frame draw:style-name="gr3" draw:text-style-name="P2" draw:layer="LPC2106-H" svg:width="0.9cm" svg:height="0.512cm" draw:transform="rotate (-1.57079632679579) translate (13.24cm 6.6cm)">
            <draw:text-box>
              <text:p text:style-name="P2">#15</text:p>
            </draw:text-box>
          </draw:frame>
          <draw:frame draw:style-name="gr3" draw:text-style-name="P2" draw:layer="LPC2106-H" svg:width="0.9cm" svg:height="0.512cm" draw:transform="rotate (-1.57079632679579) translate (12.85cm 6.6cm)">
            <draw:text-box>
              <text:p text:style-name="P2">#16</text:p>
            </draw:text-box>
          </draw:frame>
          <draw:frame draw:style-name="gr3" draw:text-style-name="P2" draw:layer="LPC2106-H" svg:width="0.9cm" svg:height="0.512cm" draw:transform="rotate (-1.57079632679579) translate (12.45cm 6.6cm)">
            <draw:text-box>
              <text:p text:style-name="P2">#17</text:p>
            </draw:text-box>
          </draw:frame>
          <draw:frame draw:style-name="gr3" draw:text-style-name="P2" draw:layer="LPC2106-H" svg:width="0.9cm" svg:height="0.512cm" draw:transform="rotate (-1.57079632679579) translate (12.02cm 6.6cm)">
            <draw:text-box>
              <text:p text:style-name="P2">#18</text:p>
            </draw:text-box>
          </draw:frame>
          <draw:frame draw:style-name="gr3" draw:text-style-name="P2" draw:layer="LPC2106-H" svg:width="0.9cm" svg:height="0.512cm" draw:transform="rotate (-1.57079632679579) translate (11.62cm 6.6cm)">
            <draw:text-box>
              <text:p text:style-name="P2">#19</text:p>
            </draw:text-box>
          </draw:frame>
          <draw:frame draw:style-name="gr3" draw:text-style-name="P2" draw:layer="LPC2106-H" svg:width="0.9cm" svg:height="0.512cm" draw:transform="rotate (-1.57079632679579) translate (11.19cm 6.6cm)">
            <draw:text-box>
              <text:p text:style-name="P2">#20</text:p>
            </draw:text-box>
          </draw:frame>
          <draw:frame draw:style-name="gr3" draw:text-style-name="P2" draw:layer="LPC2106-H" svg:width="0.9cm" svg:height="0.512cm" draw:transform="rotate (-1.57079632679579) translate (19cm 7.7cm)">
            <draw:text-box>
              <text:p text:style-name="P2">#40</text:p>
            </draw:text-box>
          </draw:frame>
          <draw:frame draw:style-name="gr3" draw:text-style-name="P2" draw:layer="LPC2106-H" svg:width="0.9cm" svg:height="0.512cm" draw:transform="rotate (-1.57079632679579) translate (18.6cm 7.7cm)">
            <draw:text-box>
              <text:p text:style-name="P2">#39</text:p>
            </draw:text-box>
          </draw:frame>
          <draw:frame draw:style-name="gr3" draw:text-style-name="P2" draw:layer="LPC2106-H" svg:width="0.9cm" svg:height="0.512cm" draw:transform="rotate (-1.57079632679579) translate (18.17cm 7.7cm)">
            <draw:text-box>
              <text:p text:style-name="P2">#38</text:p>
            </draw:text-box>
          </draw:frame>
          <draw:frame draw:style-name="gr3" draw:text-style-name="P2" draw:layer="LPC2106-H" svg:width="0.9cm" svg:height="0.512cm" draw:transform="rotate (-1.57079632679579) translate (17.77cm 7.7cm)">
            <draw:text-box>
              <text:p text:style-name="P2">#37</text:p>
            </draw:text-box>
          </draw:frame>
          <draw:frame draw:style-name="gr3" draw:text-style-name="P2" draw:layer="LPC2106-H" svg:width="0.9cm" svg:height="0.512cm" draw:transform="rotate (-1.57079632679579) translate (17.34cm 7.7cm)">
            <draw:text-box>
              <text:p text:style-name="P2">#36</text:p>
            </draw:text-box>
          </draw:frame>
          <draw:frame draw:style-name="gr3" draw:text-style-name="P2" draw:layer="LPC2106-H" svg:width="0.9cm" svg:height="0.512cm" draw:transform="rotate (-1.57079632679579) translate (16.98cm 7.7cm)">
            <draw:text-box>
              <text:p text:style-name="P2">#35</text:p>
            </draw:text-box>
          </draw:frame>
          <draw:frame draw:style-name="gr3" draw:text-style-name="P2" draw:layer="LPC2106-H" svg:width="0.9cm" svg:height="0.512cm" draw:transform="rotate (-1.57079632679579) translate (16.58cm 7.7cm)">
            <draw:text-box>
              <text:p text:style-name="P2">#34</text:p>
            </draw:text-box>
          </draw:frame>
          <draw:frame draw:style-name="gr3" draw:text-style-name="P2" draw:layer="LPC2106-H" svg:width="0.9cm" svg:height="0.512cm" draw:transform="rotate (-1.57079632679579) translate (16.15cm 7.7cm)">
            <draw:text-box>
              <text:p text:style-name="P2">#33</text:p>
            </draw:text-box>
          </draw:frame>
          <draw:frame draw:style-name="gr3" draw:text-style-name="P2" draw:layer="LPC2106-H" svg:width="0.9cm" svg:height="0.512cm" draw:transform="rotate (-1.57079632679579) translate (15.75cm 7.7cm)">
            <draw:text-box>
              <text:p text:style-name="P2">#32</text:p>
            </draw:text-box>
          </draw:frame>
          <draw:frame draw:style-name="gr3" draw:text-style-name="P2" draw:layer="LPC2106-H" svg:width="0.9cm" svg:height="0.512cm" draw:transform="rotate (-1.57079632679579) translate (15.32cm 7.7cm)">
            <draw:text-box>
              <text:p text:style-name="P2">#31</text:p>
            </draw:text-box>
          </draw:frame>
          <draw:frame draw:style-name="gr3" draw:text-style-name="P2" draw:layer="LPC2106-H" svg:width="0.9cm" svg:height="0.512cm" draw:transform="rotate (-1.57079632679579) translate (14.9cm 7.7cm)">
            <draw:text-box>
              <text:p text:style-name="P2">#30</text:p>
            </draw:text-box>
          </draw:frame>
          <draw:frame draw:style-name="gr3" draw:text-style-name="P2" draw:layer="LPC2106-H" svg:width="0.9cm" svg:height="0.512cm" draw:transform="rotate (-1.57079632679579) translate (14.5cm 7.7cm)">
            <draw:text-box>
              <text:p text:style-name="P2">#29</text:p>
            </draw:text-box>
          </draw:frame>
          <draw:frame draw:style-name="gr3" draw:text-style-name="P2" draw:layer="LPC2106-H" svg:width="0.9cm" svg:height="0.512cm" draw:transform="rotate (-1.57079632679579) translate (14.07cm 7.7cm)">
            <draw:text-box>
              <text:p text:style-name="P2">#28</text:p>
            </draw:text-box>
          </draw:frame>
          <draw:frame draw:style-name="gr3" draw:text-style-name="P2" draw:layer="LPC2106-H" svg:width="0.9cm" svg:height="0.512cm" draw:transform="rotate (-1.57079632679579) translate (13.67cm 7.7cm)">
            <draw:text-box>
              <text:p text:style-name="P2">#27</text:p>
            </draw:text-box>
          </draw:frame>
          <draw:frame draw:style-name="gr3" draw:text-style-name="P2" draw:layer="LPC2106-H" svg:width="0.9cm" svg:height="0.512cm" draw:transform="rotate (-1.57079632679579) translate (13.24cm 7.7cm)">
            <draw:text-box>
              <text:p text:style-name="P2">#26</text:p>
            </draw:text-box>
          </draw:frame>
          <draw:frame draw:style-name="gr3" draw:text-style-name="P2" draw:layer="LPC2106-H" svg:width="0.9cm" svg:height="0.512cm" draw:transform="rotate (-1.57079632679579) translate (12.85cm 7.7cm)">
            <draw:text-box>
              <text:p text:style-name="P2">#25</text:p>
            </draw:text-box>
          </draw:frame>
          <draw:frame draw:style-name="gr3" draw:text-style-name="P2" draw:layer="LPC2106-H" svg:width="0.9cm" svg:height="0.512cm" draw:transform="rotate (-1.57079632679579) translate (12.45cm 7.7cm)">
            <draw:text-box>
              <text:p text:style-name="P2">#24</text:p>
            </draw:text-box>
          </draw:frame>
          <draw:frame draw:style-name="gr3" draw:text-style-name="P2" draw:layer="LPC2106-H" svg:width="0.9cm" svg:height="0.512cm" draw:transform="rotate (-1.57079632679579) translate (12.02cm 7.7cm)">
            <draw:text-box>
              <text:p text:style-name="P2">#23</text:p>
            </draw:text-box>
          </draw:frame>
          <draw:frame draw:style-name="gr3" draw:text-style-name="P2" draw:layer="LPC2106-H" svg:width="0.9cm" svg:height="0.512cm" draw:transform="rotate (-1.57079632679579) translate (11.62cm 7.7cm)">
            <draw:text-box>
              <text:p text:style-name="P2">#22</text:p>
            </draw:text-box>
          </draw:frame>
          <draw:frame draw:style-name="gr3" draw:text-style-name="P2" draw:layer="LPC2106-H" svg:width="0.9cm" svg:height="0.512cm" draw:transform="rotate (-1.57079632679579) translate (11.19cm 7.7cm)">
            <draw:text-box>
              <text:p text:style-name="P2">#21</text:p>
            </draw:text-box>
          </draw:frame>
        </draw:g>
        <draw:frame draw:style-name="gr4" draw:text-style-name="P3" draw:layer="LPC2106-H" svg:width="4cm" svg:height="0.899cm" draw:transform="rotate (0.0286233997327016) translate (13.152cm 7.037cm)">
          <draw:text-box>
            <text:p text:style-name="P3"><text:span text:style-name="T1">DLP-2232M</text:span></text:p>
          </draw:text-box>
        </draw:frame>
        <draw:g>
          <draw:g>
            <draw:glue-point draw:id="4" svg:x="-4.686cm" svg:y="4.673cm" draw:escape-direction="down"/>
            <draw:glue-point draw:id="5" svg:x="-4.192cm" svg:y="4.7cm"/>
            <draw:glue-point draw:id="6" svg:x="-3.699cm" svg:y="4.673cm"/>
            <draw:glue-point draw:id="7" svg:x="-3.205cm" svg:y="4.673cm"/>
            <draw:glue-point draw:id="8" svg:x="-2.713cm" svg:y="4.7cm"/>
            <draw:glue-point draw:id="9" svg:x="-2.219cm" svg:y="4.673cm"/>
            <draw:glue-point draw:id="10" svg:x="-2.809cm" svg:y="5cm"/>
            <draw:glue-point draw:id="11" svg:x="-1.232cm" svg:y="4.623cm"/>
            <draw:glue-point draw:id="12" svg:x="-1.726cm" svg:y="4.64cm" draw:escape-direction="down"/>
            <draw:glue-point draw:id="13" svg:x="-1.232cm" svg:y="4.7cm"/>
            <draw:glue-point draw:id="14" svg:x="-0.74cm" svg:y="4.64cm"/>
            <draw:glue-point draw:id="15" svg:x="-0.246cm" svg:y="4.62cm"/>
            <draw:glue-point draw:id="16" svg:x="0.243cm" svg:y="4.64cm"/>
            <draw:glue-point draw:id="17" svg:x="0.737cm" svg:y="4.66cm"/>
            <draw:glue-point draw:id="18" svg:x="1.23cm" svg:y="4.7cm"/>
            <draw:glue-point draw:id="19" svg:x="1.724cm" svg:y="4.68cm"/>
            <draw:glue-point draw:id="20" svg:x="2.217cm" svg:y="4.62cm"/>
            <draw:glue-point draw:id="21" svg:x="2.71cm" svg:y="4.68cm"/>
            <draw:glue-point draw:id="22" svg:x="3.203cm" svg:y="4.6cm"/>
            <draw:glue-point draw:id="23" svg:x="3.697cm" svg:y="4.66cm"/>
            <draw:glue-point draw:id="24" svg:x="4.19cm" svg:y="4.72cm"/>
            <draw:glue-point draw:id="25" svg:x="4.683cm" svg:y="4.66cm" draw:escape-direction="up"/>
            <draw:glue-point draw:id="26" svg:x="4.683cm" svg:y="-4.723cm"/>
            <draw:glue-point draw:id="27" svg:x="4.19cm" svg:y="-4.703cm"/>
            <draw:glue-point draw:id="28" svg:x="3.697cm" svg:y="-4.703cm"/>
            <draw:glue-point draw:id="29" svg:x="3.203cm" svg:y="-4.703cm"/>
            <draw:glue-point draw:id="30" svg:x="2.71cm" svg:y="-4.703cm"/>
            <draw:glue-point draw:id="31" svg:x="2.217cm" svg:y="-4.663cm"/>
            <draw:glue-point draw:id="32" svg:x="1.724cm" svg:y="-4.703cm"/>
            <draw:glue-point draw:id="33" svg:x="1.23cm" svg:y="-4.743cm"/>
            <draw:glue-point draw:id="34" svg:x="0.737cm" svg:y="-4.63cm"/>
            <draw:glue-point draw:id="35" svg:x="0.243cm" svg:y="-4.643cm"/>
            <draw:glue-point draw:id="36" svg:x="-0.246cm" svg:y="-4.63cm"/>
            <draw:glue-point draw:id="37" svg:x="-0.74cm" svg:y="-4.663cm"/>
            <draw:glue-point draw:id="38" svg:x="-1.232cm" svg:y="-4.683cm"/>
            <draw:glue-point draw:id="39" svg:x="-1.726cm" svg:y="-4.63cm"/>
            <draw:glue-point draw:id="40" svg:x="-2.219cm" svg:y="-4.683cm"/>
            <draw:glue-point draw:id="41" svg:x="-2.713cm" svg:y="-4.703cm"/>
            <draw:glue-point draw:id="42" svg:x="-3.205cm" svg:y="-4.663cm"/>
            <draw:glue-point draw:id="43" svg:x="-3.699cm" svg:y="-4.703cm"/>
            <draw:glue-point draw:id="44" svg:x="-4.192cm" svg:y="-4.663cm"/>
            <draw:glue-point draw:id="45" svg:x="-4.686cm" svg:y="-4.643cm"/>
            <draw:g>
              <draw:glue-point draw:id="4" svg:x="-4.754cm" svg:y="4.65cm" draw:escape-direction="down"/>
              <draw:glue-point draw:id="5" svg:x="-4.253cm" svg:y="4.7cm"/>
              <draw:glue-point draw:id="6" svg:x="-3.252cm" svg:y="4.673cm"/>
              <draw:glue-point draw:id="7" svg:x="-4.279cm" svg:y="5cm"/>
              <draw:line draw:style-name="gr1" draw:text-style-name="P1" draw:layer="LPC2106-H" svg:x1="10.938cm" svg:y1="15cm" svg:x2="10.938cm" svg:y2="12cm">
                <text:p/>
              </draw:line>
              <draw:line draw:style-name="gr1" draw:text-style-name="P1" draw:layer="LPC2106-H" svg:x1="11.349cm" svg:y1="15cm" svg:x2="11.349cm" svg:y2="12cm">
                <text:p/>
              </draw:line>
              <draw:line draw:style-name="gr1" draw:text-style-name="P1" draw:layer="LPC2106-H" svg:x1="11.759cm" svg:y1="15cm" svg:x2="11.759cm" svg:y2="12cm">
                <text:p/>
              </draw:line>
              <draw:line draw:style-name="gr1" draw:text-style-name="P1" draw:layer="LPC2106-H" svg:x1="12.17cm" svg:y1="15cm" svg:x2="12.17cm" svg:y2="12cm">
                <text:p/>
              </draw:line>
              <draw:line draw:style-name="gr1" draw:text-style-name="P1" draw:layer="LPC2106-H" svg:x1="12.58cm" svg:y1="15cm" svg:x2="12.58cm" svg:y2="12cm">
                <text:p/>
              </draw:line>
              <draw:line draw:style-name="gr1" draw:text-style-name="P1" draw:layer="LPC2106-H" svg:x1="12.991cm" svg:y1="15cm" svg:x2="12.991cm" svg:y2="12cm">
                <text:p/>
              </draw:line>
              <draw:line draw:style-name="gr1" draw:text-style-name="P1" draw:layer="LPC2106-H" svg:x1="13.401cm" svg:y1="15cm" svg:x2="13.401cm" svg:y2="12cm">
                <text:p/>
              </draw:line>
              <draw:line draw:style-name="gr1" draw:text-style-name="P1" draw:layer="LPC2106-H" svg:x1="13.812cm" svg:y1="15cm" svg:x2="13.812cm" svg:y2="12cm">
                <text:p/>
              </draw:line>
              <draw:line draw:style-name="gr1" draw:text-style-name="P1" draw:layer="LPC2106-H" svg:x1="14.222cm" svg:y1="15cm" svg:x2="14.222cm" svg:y2="12cm">
                <text:p/>
              </draw:line>
              <draw:line draw:style-name="gr1" draw:text-style-name="P1" draw:layer="LPC2106-H" svg:x1="14.633cm" svg:y1="15cm" svg:x2="14.633cm" svg:y2="12cm">
                <text:p/>
              </draw:line>
              <draw:line draw:style-name="gr1" draw:text-style-name="P1" draw:layer="LPC2106-H" svg:x1="15.043cm" svg:y1="15cm" svg:x2="15.043cm" svg:y2="12cm">
                <text:p/>
              </draw:line>
              <draw:line draw:style-name="gr1" draw:text-style-name="P1" draw:layer="LPC2106-H" svg:x1="15.454cm" svg:y1="15cm" svg:x2="15.454cm" svg:y2="12cm">
                <text:p/>
              </draw:line>
              <draw:line draw:style-name="gr1" draw:text-style-name="P1" draw:layer="LPC2106-H" svg:x1="15.864cm" svg:y1="15cm" svg:x2="15.864cm" svg:y2="12cm">
                <text:p/>
              </draw:line>
              <draw:line draw:style-name="gr1" draw:text-style-name="P1" draw:layer="LPC2106-H" svg:x1="16.275cm" svg:y1="15cm" svg:x2="16.275cm" svg:y2="12cm">
                <text:p/>
              </draw:line>
              <draw:line draw:style-name="gr1" draw:text-style-name="P1" draw:layer="LPC2106-H" svg:x1="16.685cm" svg:y1="15cm" svg:x2="16.685cm" svg:y2="12cm">
                <text:p/>
              </draw:line>
              <draw:line draw:style-name="gr1" draw:text-style-name="P1" draw:layer="LPC2106-H" svg:x1="17.096cm" svg:y1="15cm" svg:x2="17.096cm" svg:y2="12cm">
                <text:p/>
              </draw:line>
              <draw:line draw:style-name="gr1" draw:text-style-name="P1" draw:layer="LPC2106-H" svg:x1="17.506cm" svg:y1="15cm" svg:x2="17.506cm" svg:y2="12cm">
                <text:p/>
              </draw:line>
              <draw:line draw:style-name="gr1" draw:text-style-name="P1" draw:layer="LPC2106-H" svg:x1="17.917cm" svg:y1="15cm" svg:x2="17.917cm" svg:y2="12cm">
                <text:p/>
              </draw:line>
              <draw:line draw:style-name="gr1" draw:text-style-name="P1" draw:layer="LPC2106-H" svg:x1="18.327cm" svg:y1="15cm" svg:x2="18.327cm" svg:y2="12cm">
                <text:p/>
              </draw:line>
              <draw:line draw:style-name="gr1" draw:text-style-name="P1" draw:layer="LPC2106-H" svg:x1="18.738cm" svg:y1="15cm" svg:x2="18.738cm" svg:y2="12cm">
                <text:p/>
              </draw:line>
              <draw:rect draw:style-name="gr2" draw:text-style-name="P1" draw:layer="LPC2106-H" svg:width="2cm" svg:height="8.2cm" draw:transform="rotate (1.5707963267946) translate (10.738cm 14.5cm)">
                <text:p/>
              </draw:rect>
            </draw:g>
            <draw:frame draw:style-name="gr3" draw:text-style-name="P2" draw:layer="LPC2106-H" svg:width="0.5cm" svg:height="0.512cm" draw:transform="rotate (1.5707963267946) translate (10.678cm 14.4cm)">
              <draw:text-box>
                <text:p text:style-name="P2">#1</text:p>
              </draw:text-box>
            </draw:frame>
            <draw:frame draw:style-name="gr3" draw:text-style-name="P2" draw:layer="LPC2106-H" svg:width="0.5cm" svg:height="0.512cm" draw:transform="rotate (1.5707963267946) translate (11.078cm 14.4cm)">
              <draw:text-box>
                <text:p text:style-name="P2">#2</text:p>
              </draw:text-box>
            </draw:frame>
            <draw:frame draw:style-name="gr3" draw:text-style-name="P2" draw:layer="LPC2106-H" svg:width="0.5cm" svg:height="0.512cm" draw:transform="rotate (1.5707963267946) translate (11.508cm 14.4cm)">
              <draw:text-box>
                <text:p text:style-name="P2">#3</text:p>
              </draw:text-box>
            </draw:frame>
            <draw:frame draw:style-name="gr3" draw:text-style-name="P2" draw:layer="LPC2106-H" svg:width="0.5cm" svg:height="0.512cm" draw:transform="rotate (1.5707963267946) translate (11.908cm 14.4cm)">
              <draw:text-box>
                <text:p text:style-name="P2">#4</text:p>
              </draw:text-box>
            </draw:frame>
            <draw:frame draw:style-name="gr3" draw:text-style-name="P2" draw:layer="LPC2106-H" svg:width="0.5cm" svg:height="0.512cm" draw:transform="rotate (1.5707963267946) translate (12.338cm 14.4cm)">
              <draw:text-box>
                <text:p text:style-name="P2">#5</text:p>
              </draw:text-box>
            </draw:frame>
            <draw:frame draw:style-name="gr3" draw:text-style-name="P2" draw:layer="LPC2106-H" svg:width="0.5cm" svg:height="0.512cm" draw:transform="rotate (1.5707963267946) translate (12.698cm 14.4cm)">
              <draw:text-box>
                <text:p text:style-name="P2">#6</text:p>
              </draw:text-box>
            </draw:frame>
            <draw:frame draw:style-name="gr3" draw:text-style-name="P2" draw:layer="LPC2106-H" svg:width="0.5cm" svg:height="0.512cm" draw:transform="rotate (1.5707963267946) translate (13.098cm 14.4cm)">
              <draw:text-box>
                <text:p text:style-name="P2">#7</text:p>
              </draw:text-box>
            </draw:frame>
            <draw:frame draw:style-name="gr3" draw:text-style-name="P2" draw:layer="LPC2106-H" svg:width="0.5cm" svg:height="0.512cm" draw:transform="rotate (1.5707963267946) translate (13.528cm 14.4cm)">
              <draw:text-box>
                <text:p text:style-name="P2">#8</text:p>
              </draw:text-box>
            </draw:frame>
            <draw:frame draw:style-name="gr3" draw:text-style-name="P2" draw:layer="LPC2106-H" svg:width="0.5cm" svg:height="0.512cm" draw:transform="rotate (1.5707963267946) translate (13.928cm 14.4cm)">
              <draw:text-box>
                <text:p text:style-name="P2">#9</text:p>
              </draw:text-box>
            </draw:frame>
            <draw:frame draw:style-name="gr3" draw:text-style-name="P2" draw:layer="LPC2106-H" svg:width="0.9cm" svg:height="0.512cm" draw:transform="rotate (1.5707963267946) translate (14.358cm 14.4cm)">
              <draw:text-box>
                <text:p text:style-name="P2">#10</text:p>
              </draw:text-box>
            </draw:frame>
            <draw:frame draw:style-name="gr3" draw:text-style-name="P2" draw:layer="LPC2106-H" svg:width="0.9cm" svg:height="0.512cm" draw:transform="rotate (1.5707963267946) translate (14.778cm 14.4cm)">
              <draw:text-box>
                <text:p text:style-name="P2">#11</text:p>
              </draw:text-box>
            </draw:frame>
            <draw:frame draw:style-name="gr3" draw:text-style-name="P2" draw:layer="LPC2106-H" svg:width="0.9cm" svg:height="0.512cm" draw:transform="rotate (1.5707963267946) translate (15.178cm 14.4cm)">
              <draw:text-box>
                <text:p text:style-name="P2">#12</text:p>
              </draw:text-box>
            </draw:frame>
            <draw:frame draw:style-name="gr3" draw:text-style-name="P2" draw:layer="LPC2106-H" svg:width="0.9cm" svg:height="0.512cm" draw:transform="rotate (1.5707963267946) translate (15.608cm 14.4cm)">
              <draw:text-box>
                <text:p text:style-name="P2">#13</text:p>
              </draw:text-box>
            </draw:frame>
            <draw:frame draw:style-name="gr3" draw:text-style-name="P2" draw:layer="LPC2106-H" svg:width="0.9cm" svg:height="0.512cm" draw:transform="rotate (1.5707963267946) translate (16.008cm 14.4cm)">
              <draw:text-box>
                <text:p text:style-name="P2">#14</text:p>
              </draw:text-box>
            </draw:frame>
            <draw:frame draw:style-name="gr3" draw:text-style-name="P2" draw:layer="LPC2106-H" svg:width="0.9cm" svg:height="0.512cm" draw:transform="rotate (1.5707963267946) translate (16.438cm 14.4cm)">
              <draw:text-box>
                <text:p text:style-name="P2">#15</text:p>
              </draw:text-box>
            </draw:frame>
            <draw:frame draw:style-name="gr3" draw:text-style-name="P2" draw:layer="LPC2106-H" svg:width="0.9cm" svg:height="0.512cm" draw:transform="rotate (1.5707963267946) translate (16.828cm 14.4cm)">
              <draw:text-box>
                <text:p text:style-name="P2">#16</text:p>
              </draw:text-box>
            </draw:frame>
            <draw:frame draw:style-name="gr3" draw:text-style-name="P2" draw:layer="LPC2106-H" svg:width="0.9cm" svg:height="0.512cm" draw:transform="rotate (1.5707963267946) translate (17.228cm 14.4cm)">
              <draw:text-box>
                <text:p text:style-name="P2">#17</text:p>
              </draw:text-box>
            </draw:frame>
            <draw:frame draw:style-name="gr3" draw:text-style-name="P2" draw:layer="LPC2106-H" svg:width="0.9cm" svg:height="0.512cm" draw:transform="rotate (1.5707963267946) translate (17.658cm 14.4cm)">
              <draw:text-box>
                <text:p text:style-name="P2">#18</text:p>
              </draw:text-box>
            </draw:frame>
            <draw:frame draw:style-name="gr3" draw:text-style-name="P2" draw:layer="LPC2106-H" svg:width="0.9cm" svg:height="0.512cm" draw:transform="rotate (1.5707963267946) translate (18.058cm 14.4cm)">
              <draw:text-box>
                <text:p text:style-name="P2">#19</text:p>
              </draw:text-box>
            </draw:frame>
            <draw:frame draw:style-name="gr3" draw:text-style-name="P2" draw:layer="LPC2106-H" svg:width="0.9cm" svg:height="0.512cm" draw:transform="rotate (1.5707963267946) translate (18.488cm 14.4cm)">
              <draw:text-box>
                <text:p text:style-name="P2">#20</text:p>
              </draw:text-box>
            </draw:frame>
            <draw:frame draw:style-name="gr3" draw:text-style-name="P2" draw:layer="LPC2106-H" svg:width="0.9cm" svg:height="0.512cm" draw:transform="rotate (1.5707963267946) translate (10.678cm 13.3cm)">
              <draw:text-box>
                <text:p text:style-name="P2">#40</text:p>
              </draw:text-box>
            </draw:frame>
            <draw:frame draw:style-name="gr3" draw:text-style-name="P2" draw:layer="LPC2106-H" svg:width="0.9cm" svg:height="0.512cm" draw:transform="rotate (1.5707963267946) translate (11.078cm 13.3cm)">
              <draw:text-box>
                <text:p text:style-name="P2">#39</text:p>
              </draw:text-box>
            </draw:frame>
            <draw:frame draw:style-name="gr3" draw:text-style-name="P2" draw:layer="LPC2106-H" svg:width="0.9cm" svg:height="0.512cm" draw:transform="rotate (1.5707963267946) translate (11.508cm 13.3cm)">
              <draw:text-box>
                <text:p text:style-name="P2">#38</text:p>
              </draw:text-box>
            </draw:frame>
            <draw:frame draw:style-name="gr3" draw:text-style-name="P2" draw:layer="LPC2106-H" svg:width="0.9cm" svg:height="0.512cm" draw:transform="rotate (1.5707963267946) translate (11.908cm 13.3cm)">
              <draw:text-box>
                <text:p text:style-name="P2">#37</text:p>
              </draw:text-box>
            </draw:frame>
            <draw:frame draw:style-name="gr3" draw:text-style-name="P2" draw:layer="LPC2106-H" svg:width="0.9cm" svg:height="0.512cm" draw:transform="rotate (1.5707963267946) translate (12.338cm 13.3cm)">
              <draw:text-box>
                <text:p text:style-name="P2">#36</text:p>
              </draw:text-box>
            </draw:frame>
            <draw:frame draw:style-name="gr3" draw:text-style-name="P2" draw:layer="LPC2106-H" svg:width="0.9cm" svg:height="0.512cm" draw:transform="rotate (1.5707963267946) translate (12.698cm 13.3cm)">
              <draw:text-box>
                <text:p text:style-name="P2">#35</text:p>
              </draw:text-box>
            </draw:frame>
            <draw:frame draw:style-name="gr3" draw:text-style-name="P2" draw:layer="LPC2106-H" svg:width="0.9cm" svg:height="0.512cm" draw:transform="rotate (1.5707963267946) translate (13.098cm 13.3cm)">
              <draw:text-box>
                <text:p text:style-name="P2">#34</text:p>
              </draw:text-box>
            </draw:frame>
            <draw:frame draw:style-name="gr3" draw:text-style-name="P2" draw:layer="LPC2106-H" svg:width="0.9cm" svg:height="0.512cm" draw:transform="rotate (1.5707963267946) translate (13.528cm 13.3cm)">
              <draw:text-box>
                <text:p text:style-name="P2">#33</text:p>
              </draw:text-box>
            </draw:frame>
            <draw:frame draw:style-name="gr3" draw:text-style-name="P2" draw:layer="LPC2106-H" svg:width="0.9cm" svg:height="0.512cm" draw:transform="rotate (1.5707963267946) translate (13.928cm 13.3cm)">
              <draw:text-box>
                <text:p text:style-name="P2">#32</text:p>
              </draw:text-box>
            </draw:frame>
            <draw:frame draw:style-name="gr3" draw:text-style-name="P2" draw:layer="LPC2106-H" svg:width="0.9cm" svg:height="0.512cm" draw:transform="rotate (1.5707963267946) translate (14.358cm 13.3cm)">
              <draw:text-box>
                <text:p text:style-name="P2">#31</text:p>
              </draw:text-box>
            </draw:frame>
            <draw:frame draw:style-name="gr3" draw:text-style-name="P2" draw:layer="LPC2106-H" svg:width="0.9cm" svg:height="0.512cm" draw:transform="rotate (1.5707963267946) translate (14.778cm 13.3cm)">
              <draw:text-box>
                <text:p text:style-name="P2">#30</text:p>
              </draw:text-box>
            </draw:frame>
            <draw:frame draw:style-name="gr3" draw:text-style-name="P2" draw:layer="LPC2106-H" svg:width="0.9cm" svg:height="0.512cm" draw:transform="rotate (1.5707963267946) translate (15.178cm 13.3cm)">
              <draw:text-box>
                <text:p text:style-name="P2">#29</text:p>
              </draw:text-box>
            </draw:frame>
            <draw:frame draw:style-name="gr3" draw:text-style-name="P2" draw:layer="LPC2106-H" svg:width="0.9cm" svg:height="0.512cm" draw:transform="rotate (1.5707963267946) translate (15.608cm 13.3cm)">
              <draw:text-box>
                <text:p text:style-name="P2">#28</text:p>
              </draw:text-box>
            </draw:frame>
            <draw:frame draw:style-name="gr3" draw:text-style-name="P2" draw:layer="LPC2106-H" svg:width="0.9cm" svg:height="0.512cm" draw:transform="rotate (1.5707963267946) translate (16.008cm 13.3cm)">
              <draw:text-box>
                <text:p text:style-name="P2">#27</text:p>
              </draw:text-box>
            </draw:frame>
            <draw:frame draw:style-name="gr3" draw:text-style-name="P2" draw:layer="LPC2106-H" svg:width="0.9cm" svg:height="0.512cm" draw:transform="rotate (1.5707963267946) translate (16.438cm 13.3cm)">
              <draw:text-box>
                <text:p text:style-name="P2">#26</text:p>
              </draw:text-box>
            </draw:frame>
            <draw:frame draw:style-name="gr3" draw:text-style-name="P2" draw:layer="LPC2106-H" svg:width="0.9cm" svg:height="0.512cm" draw:transform="rotate (1.5707963267946) translate (16.828cm 13.3cm)">
              <draw:text-box>
                <text:p text:style-name="P2">#25</text:p>
              </draw:text-box>
            </draw:frame>
            <draw:frame draw:style-name="gr3" draw:text-style-name="P2" draw:layer="LPC2106-H" svg:width="0.9cm" svg:height="0.512cm" draw:transform="rotate (1.5707963267946) translate (17.228cm 13.3cm)">
              <draw:text-box>
                <text:p text:style-name="P2">#24</text:p>
              </draw:text-box>
            </draw:frame>
            <draw:frame draw:style-name="gr3" draw:text-style-name="P2" draw:layer="LPC2106-H" svg:width="0.9cm" svg:height="0.512cm" draw:transform="rotate (1.5707963267946) translate (17.658cm 13.3cm)">
              <draw:text-box>
                <text:p text:style-name="P2">#23</text:p>
              </draw:text-box>
            </draw:frame>
            <draw:frame draw:style-name="gr3" draw:text-style-name="P2" draw:layer="LPC2106-H" svg:width="0.9cm" svg:height="0.512cm" draw:transform="rotate (1.5707963267946) translate (18.058cm 13.3cm)">
              <draw:text-box>
                <text:p text:style-name="P2">#22</text:p>
              </draw:text-box>
            </draw:frame>
            <draw:frame draw:style-name="gr3" draw:text-style-name="P2" draw:layer="LPC2106-H" svg:width="0.9cm" svg:height="0.512cm" draw:transform="rotate (1.5707963267946) translate (18.488cm 13.3cm)">
              <draw:text-box>
                <text:p text:style-name="P2">#21</text:p>
              </draw:text-box>
            </draw:frame>
          </draw:g>
          <draw:frame draw:style-name="gr4" draw:text-style-name="P3" draw:layer="LPC2106-H" svg:width="4cm" svg:height="0.899cm" draw:transform="rotate (-3.11296925385769) translate (16.678cm 13.963cm)">
            <draw:text-box>
              <text:p text:style-name="P3"><text:span text:style-name="T1">LPC-H210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PC2106-H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3T15:40:55.58</meta:creation-date>
    <dc:date>2011-09-13T16:17:12.67</dc:date>
    <meta:editing-duration>PT21M1S</meta:editing-duration>
    <meta:editing-cycles>4</meta:editing-cycles>
    <meta:generator>LibreOffice/3.3$Win32 LibreOffice_project/330m19$Build-8</meta:generator>
    <meta:document-statistic meta:object-count="129"/>
  </office:meta>
</office:document-meta>
</file>